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938cm" draw:stroke-linejoin="miter" draw:fill="solid" draw:fill-color="#000000"/>
    </style:style>
    <style:style style:name="P1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26.02cm" svg:height="42.926cm" svg:x="29.958cm" svg:y="35.284cm" svg:viewBox="0 0 26021 42927" draw:points="21168,40887 16311,42927 0,4077 9711,0 26021,38849">
          <text:p/>
        </draw:polygon>
        <draw:polygon draw:style-name="gr1" draw:text-style-name="P1" draw:layer="layout" svg:width="43.179cm" svg:height="58.978cm" svg:x="20.32cm" svg:y="2.54cm" svg:viewBox="0 0 43180 58979" draw:points="0,0 0,58979 15799,43708 17906,43180 43180,4318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1.28cm" fo:page-height="81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2:02:29.882583468</meta:creation-date>
    <dc:date>2018-07-15T20:42:41.422828516</dc:date>
    <meta:editing-duration>P1DT50M12S</meta:editing-duration>
    <meta:editing-cycles>22</meta:editing-cycles>
    <meta:generator>LibreOffice/6.0.5.2$MacOSX_X86_64 LibreOffice_project/54c8cbb85f300ac59db32fe8a675ff7683cd5a16</meta:generator>
    <meta:document-statistic meta:object-count="2"/>
  </office:meta>
</office:document-meta>
</file>